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0826" officeooo:paragraph-rsid="000d0826"/>
    </style:style>
    <style:style style:name="P2" style:family="paragraph" style:parent-style-name="Standard">
      <style:paragraph-properties fo:text-align="start" style:justify-single-word="false"/>
      <style:text-properties officeooo:rsid="000d0826" officeooo:paragraph-rsid="000d0826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6" style:family="paragraph" style:parent-style-name="Standard">
      <style:paragraph-properties fo:text-align="center" style:justify-single-word="false" style:writing-mode="lr-tb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98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/text:p>
      <text:p text:style-name="P1"/>
      <text:p text:style-name="P1"><text:span text:style-name="T1">Objects and properties</text:span></text:p>
      <text:p text:style-name="P3"><text:span text:style-name="T1">Enumerating all properties of an object</text:span></text:p>
      <text:p text:style-name="P3"><text:span text:style-name="T1">Creating new objects</text:span></text:p>
      <text:p text:style-name="P3"><text:span text:style-name="T1">Inheritance</text:span></text:p>
      <text:p text:style-name="P3"><text:span text:style-name="T1">Indexing object properties</text:span></text:p>
      <text:p text:style-name="P3"><text:span text:style-name="T1">Defining properties for an object type</text:span></text:p>
      <text:p text:style-name="P3"><text:span text:style-name="T1">Using this for object references</text:span></text:p>
      <text:p text:style-name="P3"><text:span text:style-name="T1">Deleting properties</text:span></text:p>
      <text:p text:style-name="P3"><text:span text:style-name="T1">Comparing Objects</text:span></text:p>
      <text:p text:style-name="P3"><text:span text:style-name="T1">Polymorphism in Javascript</text:span></text:p>
      <text:p text:style-name="P3"><text:span text:style-name="T1">Prototypes</text:span></text:p>
      <text:p text:style-name="P3"><text:span text:style-name="T1">Prototype Inheritance</text:span></text:p>
      <text:p text:style-name="P3"><text:span text:style-name="T2">Constructor Pattern</text:span></text:p>
      <text:p text:style-name="P3"><text:span text:style-name="T2">Nested Object-Aggregation</text:span></text:p>
      <text:p text:style-name="P4"/>
      <text:p text:style-name="P1"><text:span text:style-name="T1">Variables (Declaring, Evaluating, Scope, Hoisting)</text:span></text:p>
      <text:p text:style-name="P3"><text:span text:style-name="T1">Data <text:s/>types (Six primitive types and Object)</text:span></text:p>
      <text:p text:style-name="P3"><text:span text:style-name="T1">Literals</text:span></text:p>
      <text:p text:style-name="P1"/>
      <text:p text:style-name="P1"><text:span text:style-name="T1">JavaScript and the ECMAScript specification</text:span></text:p>
      <text:p text:style-name="P1"><text:span text:style-name="T1">Conditional statements(if..else, if…elseif, switch, and ternary operator)</text:span></text:p>
      <text:p text:style-name="P1"/>
      <text:p text:style-name="P1"><text:span text:style-name="T1">for statement</text:span></text:p>
      <text:p text:style-name="P3"><text:span text:style-name="T1">do...while statement</text:span></text:p>
      <text:p text:style-name="P3"><text:span text:style-name="T1">while statement</text:span></text:p>
      <text:p text:style-name="P3"><text:span text:style-name="T1">labeled statement</text:span></text:p>
      <text:p text:style-name="P3"><text:span text:style-name="T1">break statement</text:span></text:p>
      <text:p text:style-name="P3"><text:span text:style-name="T1">continue statement</text:span></text:p>
      <text:p text:style-name="P3"><text:span text:style-name="T1">for...in statement</text:span></text:p>
      <text:p text:style-name="P3"><text:span text:style-name="T1">for...of statement</text:span></text:p>
      <text:p text:style-name="P3"><text:span text:style-name="T1">break out of loop</text:span></text:p>
      <text:p text:style-name="P3"><text:span text:style-name="T1"/></text:p>
      <text:p text:style-name="P1"><text:span text:style-name="T1">Function definition and calling</text:span></text:p>
      <text:p text:style-name="P3"><text:span text:style-name="T1">Function scope and hoisting</text:span></text:p>
      <text:p text:style-name="P3"><text:span text:style-name="T1">Anonymous function</text:span></text:p>
      <text:p text:style-name="P3"><text:span text:style-name="T1">Self-invoking function</text:span></text:p>
      <text:p text:style-name="P3"><text:span text:style-name="T1">Recursive function</text:span></text:p>
      <text:p text:style-name="P3"><text:span text:style-name="T1">Nested functions and closures</text:span></text:p>
      <text:p text:style-name="P4"/>
      <text:p text:style-name="P1">2</text:p>
      <text:p text:style-name="P1"><text:span text:style-name="T1">Working with arrays</text:span></text:p>
      <text:p text:style-name="P1"><text:span text:style-name="T1"/></text:p>
      <text:p text:style-name="P1"><text:span text:style-name="T1">Array global object and its properties and methods</text:span></text:p>
      <text:p text:style-name="P3"><text:span text:style-name="T1">Arrays, array-like objects, and iterable objects</text:span></text:p>
      <text:p text:style-name="P3"><text:span text:style-name="T1">Create arrays and access elements</text:span></text:p>
      <text:p text:style-name="P3"><text:span text:style-name="T1">Iterate through array elements</text:span></text:p>
      <text:p text:style-name="P3"><text:span text:style-name="T1">Use array method including but not limited to concat, join, indexOf, slice, splice, sort, filter, some, push, pop, reduce, shift, unshift</text:span></text:p>
      <text:p text:style-name="P3"><text:span text:style-name="T1">Use map function of array</text:span></text:p>
      <text:p text:style-name="P3"><text:span text:style-name="T1">Convert arrays to objects and the other way around</text:span></text:p>
      <text:p text:style-name="P1"/>
      <text:p text:style-name="P2"><text:span text:style-name="T1">Properties and methods of String class</text:span></text:p>
      <text:p text:style-name="P3"><text:span text:style-name="T1">String manipulation, comparision, and</text:span></text:p>
      <text:p text:style-name="P3"><text:span text:style-name="T1"><text:s/>concatination</text:span></text:p>
      <text:p text:style-name="P3"><text:soft-page-break/><text:span text:style-name="T1">Properties and methods of Number class</text:span></text:p>
      <text:p text:style-name="P3"><text:span text:style-name="T1">NaN property and isNaN global function</text:span></text:p>
      <text:p text:style-name="P3"><text:span text:style-name="T1">String to number and the other way around</text:span></text:p>
      <text:p text:style-name="P2"/>
      <text:p text:style-name="P2"/>
      <text:p text:style-name="P2"/>
      <text:p text:style-name="P2"><text:span text:style-name="T1">Simple regular expressions using the Regex method</text:span></text:p>
      <text:p text:style-name="P3"><text:span text:style-name="T1">Relevance of JSON as data interchange format</text:span></text:p>
      <text:p text:style-name="P3"><text:span text:style-name="T1">Structure of JSON documents</text:span></text:p>
      <text:p text:style-name="P3"><text:span text:style-name="T1"><text:s/>JSON.parse and JSON.stringify</text:span></text:p>
      <text:p text:style-name="P3"><text:span text:style-name="T1">Map and Set classes</text:span></text:p>
      <text:p text:style-name="P3"><text:span text:style-name="T1"><text:s/>JSON data to array (of objects ) and Map, and the other way around</text:span></text:p>
      <text:p text:style-name="P4"/>
      <text:p text:style-name="P2"><text:span text:style-name="T1">DOM concept</text:span></text:p>
      <text:p text:style-name="P6"><text:span text:style-name="T1">Dom and BOM relationship</text:span></text:p>
      <text:p text:style-name="P6"><text:span text:style-name="T1">The DOM API</text:span></text:p>
      <text:p text:style-name="P6"><text:span text:style-name="T1">Handle common UI events</text:span></text:p>
      <text:p text:style-name="P6"><text:span text:style-name="T1">Event bubling and capturing</text:span></text:p>
      <text:p text:style-name="P2"/>
      <text:p text:style-name="P2"/>
      <text:p text:style-name="P2">form validations</text:p>
      <text:p text:style-name="P2">email</text:p>
      <text:p text:style-name="P2"/>
      <text:p text:style-name="P2">3</text:p>
      <text:p text:style-name="P2"/>
      <text:p text:style-name="P2">1.</text:p>
      <text:p text:style-name="P2"><text:span text:style-name="T1"><text:s/>Functional programming basics</text:span></text:p>
      <text:p text:style-name="P5"/>
      <text:p text:style-name="P6"><text:span text:style-name="T1"><text:s/>Functions as first class objects</text:span></text:p>
      <text:p text:style-name="P5"/>
      <text:p text:style-name="P6"><text:span text:style-name="T1"><text:s/>Callback/higher order function</text:span></text:p>
      <text:p text:style-name="P5"/>
      <text:p text:style-name="P6"><text:span text:style-name="T1">Generator function</text:span></text:p>
      <text:p text:style-name="P5"/>
      <text:p text:style-name="P6"><text:span text:style-name="T1">Promise - basic concept </text:span></text:p>
      <text:p text:style-name="P5"/>
      <text:p text:style-name="P6"><text:span text:style-name="T1">The bind, call, and apply functions </text:span></text:p>
      <text:p text:style-name="P5"/>
      <text:p text:style-name="P6"><text:span text:style-name="T1">Method Chaining</text:span></text:p>
      <text:p text:style-name="P6"><text:span text:style-name="T2">Lambda Expressions</text:span></text:p>
      <text:p text:style-name="P2"/>
      <text:p text:style-name="P2"/>
      <text:p text:style-name="P2"><text:span text:style-name="T1">2.Web Storage, File System and Streams</text:span></text:p>
      <text:p text:style-name="P2"/>
      <text:p text:style-name="P2"><text:span text:style-name="T1">Local storage and session storage</text:span></text:p>
      <text:p text:style-name="P5"/>
      <text:p text:style-name="P6"><text:span text:style-name="T1">Sandboxed Filesystem </text:span></text:p>
      <text:p text:style-name="P5"/>
      <text:p text:style-name="P6"><text:span text:style-name="T1">Requesting a file system</text:span></text:p>
      <text:p text:style-name="P5"/>
      <text:p text:style-name="P6"><text:span text:style-name="T1">Working with files</text:span></text:p>
      <text:p text:style-name="P5"/>
      <text:p text:style-name="P6"><text:span text:style-name="T1">Working with directories</text:span></text:p>
      <text:p text:style-name="P5"/>
      <text:p text:style-name="P6"><text:span text:style-name="T1">Streams basics concepts</text:span></text:p>
      <text:p text:style-name="P5"><text:soft-page-break/></text:p>
      <text:p text:style-name="P6"><text:span text:style-name="T1">Node.js Streams</text:span></text:p>
      <text:p text:style-name="P5"/>
      <text:p text:style-name="P6"><text:span text:style-name="T1">Node.js File I/O</text:span></text:p>
      <text:p text:style-name="P5"/>
      <text:p text:style-name="P2"/>
      <text:p text:style-name="P2"/>
      <text:p text:style-name="P2">3</text:p>
      <text:p text:style-name="P2"/>
      <text:p text:style-name="P6"><text:span text:style-name="T1">Error handling</text:span></text:p>
      <text:p text:style-name="P5"/>
      <text:p text:style-name="P6"><text:span text:style-name="T1">Variable and method naming conventions</text:span></text:p>
      <text:p text:style-name="P5"/>
      <text:p text:style-name="P6"><text:span text:style-name="T1">=== <text:s/>or ==?</text:span></text:p>
      <text:p text:style-name="P5"/>
      <text:p text:style-name="P6"><text:span text:style-name="T1">Global or local variable declaration?</text:span></text:p>
      <text:p text:style-name="P5"/>
      <text:p text:style-name="P6"><text:span text:style-name="T1">[] or New Array()?</text:span></text:p>
      <text:p text:style-name="P5"/>
      <text:p text:style-name="P6"><text:span text:style-name="T1">{} or New Object()?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JavaScript Programming Practices</text:span></text:p>
      <text:p text:style-name="P6"><text:span text:style-name="T1"/></text:p>
      <text:p text:style-name="P6"><text:span text:style-name="T1"/></text:p>
      <text:p text:style-name="P5"/>
      <text:p text:style-name="P6"><text:span text:style-name="T1">Fastest way to build a String</text:span></text:p>
      <text:p text:style-name="P5"/>
      <text:p text:style-name="P6"><text:span text:style-name="T1">Automatic type conversions and consequences</text:span></text:p>
      <text:p text:style-name="P5"/>
      <text:p text:style-name="P6"><text:span text:style-name="T1">Parameter default usage</text:span></text:p>
      <text:p text:style-name="P5"/>
      <text:p text:style-name="P6"><text:span text:style-name="T1">Identify optimized loop for a given scenario</text:span></text:p>
      <text:p text:style-name="P5"/>
      <text:p text:style-name="P6"><text:span text:style-name="T1">When to use for, forEach, and map to iterate through arrays?</text:span></text:p>
      <text:p text:style-name="P5"/>
      <text:p text:style-name="P6"><text:span text:style-name="T1">Other best practices.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7:00:39.199900073</meta:creation-date>
    <dc:date>2019-08-02T17:53:49.323928437</dc:date>
    <meta:editing-duration>PT43M9S</meta:editing-duration>
    <meta:editing-cycles>1</meta:editing-cycles>
    <meta:document-statistic meta:table-count="0" meta:image-count="0" meta:object-count="0" meta:page-count="3" meta:paragraph-count="96" meta:word-count="379" meta:character-count="2603" meta:non-whitespace-character-count="2309"/>
    <meta:generator>LibreOffice/6.0.7.3$Linux_X86_64 LibreOffice_project/00m0$Build-3</meta:generator>
  </office:meta>
</office:document-meta>
</file>